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text-properties officeooo:rsid="004e1a3f" officeooo:paragraph-rsid="004e1a3f"/>
    </style:style>
    <style:style style:name="P25" style:family="paragraph" style:parent-style-name="Standard">
      <style:text-properties officeooo:rsid="005bd73a" officeooo:paragraph-rsid="005bd73a"/>
    </style:style>
    <style:style style:name="P26" style:family="paragraph" style:parent-style-name="Standard">
      <style:text-properties officeooo:rsid="006832e7" officeooo:paragraph-rsid="006832e7"/>
    </style:style>
    <style:style style:name="P27" style:family="paragraph" style:parent-style-name="Standard">
      <style:text-properties officeooo:rsid="006e5f8a" officeooo:paragraph-rsid="006e5f8a"/>
    </style:style>
    <style:style style:name="P28" style:family="paragraph" style:parent-style-name="Standard">
      <style:text-properties officeooo:rsid="00739408" officeooo:paragraph-rsid="00739408"/>
    </style:style>
    <style:style style:name="P29" style:family="paragraph" style:parent-style-name="Standard">
      <style:text-properties officeooo:rsid="007c9b8e" officeooo:paragraph-rsid="007c9b8e"/>
    </style:style>
    <style:style style:name="P30" style:family="paragraph" style:parent-style-name="Standard">
      <style:text-properties officeooo:rsid="00879f52" officeooo:paragraph-rsid="00879f52"/>
    </style:style>
    <style:style style:name="P31" style:family="paragraph" style:parent-style-name="Standard">
      <style:text-properties officeooo:rsid="00a4d57b" officeooo:paragraph-rsid="00a4d57b"/>
    </style:style>
    <style:style style:name="P32" style:family="paragraph" style:parent-style-name="Standard">
      <style:paragraph-properties fo:break-before="page"/>
      <style:text-properties officeooo:rsid="002f7e4d" officeooo:paragraph-rsid="002f7e4d"/>
    </style:style>
    <style:style style:name="P33" style:family="paragraph" style:parent-style-name="Standard">
      <style:paragraph-properties fo:break-before="page"/>
      <style:text-properties officeooo:rsid="0030cda4" officeooo:paragraph-rsid="0030cda4"/>
    </style:style>
    <style:style style:name="P34" style:family="paragraph" style:parent-style-name="Standard">
      <style:paragraph-properties fo:break-before="page"/>
      <style:text-properties officeooo:rsid="00392065" officeooo:paragraph-rsid="00392065"/>
    </style:style>
    <style:style style:name="P35" style:family="paragraph" style:parent-style-name="Standard">
      <style:paragraph-properties fo:break-before="page"/>
      <style:text-properties officeooo:rsid="004e1a3f" officeooo:paragraph-rsid="004e1a3f"/>
    </style:style>
    <style:style style:name="P36" style:family="paragraph" style:parent-style-name="Standard">
      <style:paragraph-properties fo:break-before="page"/>
      <style:text-properties officeooo:rsid="005bd73a" officeooo:paragraph-rsid="005bd73a"/>
    </style:style>
    <style:style style:name="P37" style:family="paragraph" style:parent-style-name="Standard">
      <style:paragraph-properties fo:break-before="page"/>
      <style:text-properties officeooo:rsid="006832e7" officeooo:paragraph-rsid="006832e7"/>
    </style:style>
    <style:style style:name="P38" style:family="paragraph" style:parent-style-name="Standard">
      <style:paragraph-properties fo:break-before="page"/>
      <style:text-properties officeooo:rsid="006e5f8a" officeooo:paragraph-rsid="006e5f8a"/>
    </style:style>
    <style:style style:name="P39" style:family="paragraph" style:parent-style-name="Standard">
      <style:paragraph-properties fo:break-before="page"/>
      <style:text-properties officeooo:rsid="00739408" officeooo:paragraph-rsid="00739408"/>
    </style:style>
    <style:style style:name="P40" style:family="paragraph" style:parent-style-name="Standard">
      <style:paragraph-properties fo:break-before="page"/>
      <style:text-properties officeooo:rsid="007c9b8e" officeooo:paragraph-rsid="007c9b8e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T4" style:family="text">
      <style:text-properties officeooo:rsid="0087ea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5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8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3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9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4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32">Прил. 1.</text:p>
      <text:p text:style-name="P2"/>
      <text:p text:style-name="P2"><draw:frame draw:style-name="fr1" draw:name="Object45" text:anchor-type="as-char" svg:y="-1.573cm" svg:width="13.032cm" svg:height="3.059cm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33">Прил. 2.</text:p>
      <text:p text:style-name="P22"><draw:frame draw:style-name="fr1" draw:name="Object46" text:anchor-type="as-char" svg:y="-2.582cm" svg:width="14.87cm" svg:height="5.052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34">Прил.3</text:p>
      <text:p text:style-name="P23"><draw:frame draw:style-name="fr1" draw:name="Object47" text:anchor-type="as-char" svg:y="-8.881cm" svg:width="15.593cm" svg:height="17.649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34"><draw:frame draw:style-name="fr1" draw:name="Object48" text:anchor-type="as-char" svg:y="-4.482cm" svg:width="11.68cm" svg:height="8.849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35">Прил.4</text:p>
      <text:p text:style-name="P24"><draw:frame draw:style-name="fr1" draw:name="Object49" text:anchor-type="as-char" svg:y="-5.692cm" svg:width="13.727cm" svg:height="11.271cm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36">Прил.5</text:p>
      <text:p text:style-name="P25"><draw:frame draw:style-name="fr1" draw:name="Object50" text:anchor-type="as-char" svg:y="-5.269cm" svg:width="15.159cm" svg:height="10.446cm" draw:z-index="11"><draw:object xlink:href="./Object 50" xlink:type="simple" xlink:show="embed" xlink:actuate="onLoad"/><draw:image xlink:href="./ObjectReplacements/Object 50" xlink:type="simple" xlink:show="embed" xlink:actuate="onLoad"/></draw:frame></text:p>
      <text:p text:style-name="P25"/>
      <text:p text:style-name="P37">Прил.6</text:p>
      <text:p text:style-name="P26"><draw:frame draw:style-name="fr1" draw:name="Object51" text:anchor-type="as-char" svg:y="-3.119cm" svg:width="14.952cm" svg:height="6.135cm" draw:z-index="12"><draw:object xlink:href="./Object 51" xlink:type="simple" xlink:show="embed" xlink:actuate="onLoad"/><draw:image xlink:href="./ObjectReplacements/Object 51" xlink:type="simple" xlink:show="embed" xlink:actuate="onLoad"/></draw:frame></text:p>
      <text:p text:style-name="P38">Прил 7</text:p>
      <text:p text:style-name="P27"><draw:frame draw:style-name="fr1" draw:name="Object52" text:anchor-type="as-char" svg:y="-4.807cm" svg:width="14.889cm" svg:height="9.52cm" draw:z-index="13"><draw:object xlink:href="./Object 52" xlink:type="simple" xlink:show="embed" xlink:actuate="onLoad"/><draw:image xlink:href="./ObjectReplacements/Object 52" xlink:type="simple" xlink:show="embed" xlink:actuate="onLoad"/></draw:frame></text:p>
      <text:p text:style-name="P31">отбросим на время общий множитель</text:p>
      <text:p text:style-name="P31"><draw:frame draw:style-name="fr1" draw:name="Object56" text:anchor-type="as-char" svg:y="-2.955cm" svg:width="15.33cm" svg:height="5.761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39">Прил. 8</text:p>
      <text:p text:style-name="P28"><draw:frame draw:style-name="fr1" draw:name="Object53" text:anchor-type="as-char" svg:y="-5.606cm" svg:width="17.143cm" svg:height="11.097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8"/>
      <text:p text:style-name="P40">Прил.9</text:p>
      <text:p text:style-name="P29"><draw:frame draw:style-name="fr1" draw:name="Object54" text:anchor-type="as-char" svg:y="-7.093cm" svg:width="17.044cm" svg:height="14.072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30">отбр<text:span text:style-name="T4">оси</text:span>м на время общий множитель</text:p>
      <text:p text:style-name="P25"><draw:frame draw:style-name="fr1" draw:name="Object55" text:anchor-type="as-char" svg:y="-3.524cm" svg:width="16.798cm" svg:height="6.9cm" draw:z-index="54"><draw:object xlink:href="./Object 55" xlink:type="simple" xlink:show="embed" xlink:actuate="onLoad"/><draw:image xlink:href="./ObjectReplacements/Object 5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14H28M27S</meta:editing-duration>
    <meta:editing-cycles>99</meta:editing-cycles>
    <meta:generator>LibreOffice/5.1.6.2$Linux_X86_64 LibreOffice_project/10m0$Build-2</meta:generator>
    <dc:date>2020-03-24T11:47:11.441900527</dc:date>
    <meta:document-statistic meta:table-count="0" meta:image-count="0" meta:object-count="56" meta:page-count="13" meta:paragraph-count="78" meta:word-count="168" meta:character-count="1094" meta:non-whitespace-character-count="956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i>q</mi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 columnalign="left">
          <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td>
      </mtr>
      <mtr>
        <mtd columnalign="left">
          <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frac>
              <mrow>
                <mo stretchy="false">−</mo>
                <mn>1</mn>
              </mrow>
              <msup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n>3</mn>
              </msup>
            </mfrac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d over{ dt } { alignc q(%tau) } over { {abs{vec r - vec r_0 (%tau)}(1 - vec n vec %beta)} } = { d %tau } over { dt } { alignc d } over { d %tau } { alignc q (%tau) } over { {abs{vec r - vec r_0 (%tau)}(1 - vec n vec %beta)} } = `
newline alignl
`= { alignc -1 } over { {abs{vec r - vec r_0 (%tau)}^2(1 - vec n vec %beta)^2} } { d %tau } over { dt } left( ({abs{vec r - vec r_0 (%tau)}(1 - vec n vec %beta)}) {alignc d} over {d %tau} q(%tau) - q(%tau) {alignc d} over {d %tau} ({abs{vec r - vec r_0 (%tau)}(1 - vec n vec %beta)}) right)
newline alignl
{ alignc d } over { dt } q( %tau ) = dot q( %tau )
newline alignl
dot q( %tau ) ( {abs{vec r - vec r_0 (%tau)}(1 - vec n vec %beta)} ) = dot q( %tau )( abs{vec r - vec r_0 (%tau)} - (vec r - vec r_0 (%tau))vec %beta )
newline alignl
{ alignc d } over { d%tau } ({abs{vec r - vec r_0 (%tau)}(1 - vec n vec %beta)}) = [ - vec n vec %beta c + {vec %beta}^2 c - (vec r - vec r_0(%tau))dot vec %beta ]
newline alignl
{ alignc -1 } over { {abs{vec r - vec r_0 (%tau)}^2(1 - vec n vec %beta)}^3 }left( dot q(%tau) [ abs{vec r - vec r_0 (%tau)}(1 - vec n vec %beta)] - q(%tau)[- vec n vec %beta c + {vec %beta}^2 - (vec r - vec r_0(%tau))dot vec %beta ] right)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row>
                <mo fence="true" stretchy="true">[</mo>
                <mrow>
                  <mrow>
                    <mrow>
                      <mn>0</mn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i>q</mi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o fence="true" stretchy="true">[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ver accent="true">
                    <mi>q</mi>
                    <mo stretchy="false">˙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+</mo>
                          <mover accent="true">
                            <mi mathvariant="normal">β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frac>
                        <mrow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i>c</mi>
                      </mfrac>
                      <mo stretchy="false">+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[</mo>
                      <mrow>
                        <mrow>
                          <mrow>
                            <mrow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o stretchy="false">+</mo>
                            <mover accent="true">
                              <mi>n</mi>
                              <mo stretchy="false">⃗</mo>
                            </mover>
                          </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]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nabla left( {alignc q(%tau) } over {{abs{vec r - vec r_0 (%tau)}(1 - vec n vec %beta)}} right) = {alignc partial} over {partial vec r} left( {alignc q(%tau) } over {{abs{vec r - vec r_0 (%tau)}(1 - vec n vec %beta)}} right) + { alignc partial } over { partial %tau } left( {alignc q(%tau) } over {{abs{vec r - vec r_0 (%tau)}(1 - vec n vec %beta)}} right) nabla %tau
newline alignl
{ alignc partial } over { partial vec r } left( {alignc q(%tau) } over {{abs{vec r - vec r_0 (%tau)}(1 - vec n vec %beta)}} right) = {alignc 1} over {{abs{vec r - vec r_0 (%tau)}}^2(1 - vec n vec %beta)^2} left[ 0 - q( %tau )(vec n - vec %beta) right] =`
newline alignl
`= {alignc 1} over {{abs{vec r - vec r_0 (%tau)}}^2(1 - vec n vec %beta)^3} left[ -q( %tau )(vec n - vec %beta) right]( 1 - vec n vec %beta )
newline alignl
{ alignc partial } over { partial %tau } left( {alignc q(%tau) } over {{abs{vec r - vec r_0 (%tau)}(1 - vec n vec %beta)}} right) = {alignc 1} over {{abs{vec r - vec r_0 (%tau)}}^2(1 - vec n vec %beta)^2} x
newline alignl
x left[{abs{vec r - vec r_0 (%tau)}(1 - vec n vec %beta)} { alignc partial } over { partial %tau } q( %tau ) - q( %tau ) { alignc partial } over { partial %tau } {abs{vec r - vec r_0 (%tau)}(1 - vec n vec %beta)} right] =`
newline alignl
` = {alignc 1} over {{abs{vec r - vec r_0 (%tau)}}^2(1 - vec n vec %beta)^2}  left[{abs{vec r - vec r_0 (%tau)}(1 - vec n vec %beta)} dot q( %tau ) - q( %tau ) [- vec n vec v + vec %beta vec v -(vec r - vec r_0(%tau)) dot vec %beta] right]
newline alignl
nabla left( {alignc q(%tau) } over {{abs{vec r - vec r_0 (%tau)}(1 - vec n vec %beta)}} right) = {alignc 1} over {{abs{vec r - vec r_0 (%tau)}}^2(1 - vec n vec %beta)^3} x
newline alignl
x left[ -q(%tau) (vec n - vec %beta)(1 - vec n vec %beta) - (vec r - vec r_0 (%tau))(1 - vec n vec %beta) {dot q( %tau)} over {alignc c} + q( %tau ) [- vec %beta + vec n {vec %beta}^2 -(vec r - vec r_0(%tau)) dot vec %beta over c vec n] right] =`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  <mspace/>
          </mrow>
        </mtd>
      </mtr>
      <mtr>
        <mtd columnalign="left">
          <mrow>
            <mspace width="0.5em"/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i mathvariant="italic">dt</mi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i>d</mi>
                    <mi mathvariant="italic">dt</mi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i>d</mi>
              <mi mathvariant="italic">dt</mi>
            </mfrac>
            <mrow>
              <mover accent="true">
                <mi mathvariant="normal">β</mi>
                <mo stretchy="false">⃗</mo>
              </mover>
              <mo stretchy="false">=</mo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row>
              <mo fence="true" stretchy="true">(</mo>
              <mrow>
                <mfrac>
                  <mn>1</mn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frac>
              </mrow>
              <mo fence="true" stretchy="true">)</mo>
            </mrow>
          </mrow>
        </mtd>
      </mtr>
      <mtr>
        <mtd columnalign="left">
          <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]</mo>
            </mrow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  <mrow>
                    <mi>c</mi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 mathvariant="normal"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ver accent="true">
                            <mi mathvariant="normal">β</mi>
                            <mo stretchy="false">⃗</mo>
                          </mover>
                          <mrow>
                            <mi>c</mi>
                            <mo stretchy="false">+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</mrow>
                          <mrow>
                            <mi>c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c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{alignc d} over {dt}left({alignc q(%tau) vec %beta} over{abs{vec r - vec r_0 (%tau)}(1 - vec n vec %beta)} right) = { alignc 1 } over{{abs{vec r - vec r_0 (%tau)}}^2(1 - vec n vec %beta)^2}x`
newline alignl
`x left[ ({abs{vec r - vec r_0 (%tau)}(1 - vec n vec %beta)}){alignc d} over {dt} (q(%tau) vec %beta) - (q(%tau)vec %beta){alignc d} over {dt}({abs{vec r - vec r_0 (%tau)}(1 - vec n vec %beta)}) right]
newline alignl
{ alignc d } over { dt } ( q( %tau) vec %beta ) = vec %beta { alignc d } over{ dt } q(%tau) + q( %tau ) { alignc d } over { dt } vec %beta  = [vec %beta dot q( %tau ) + dot vec %beta q( %tau )] left( {alignc 1} over (1 - vec n vec %beta) right)
newline alignl
{ alignc 1 } over{{abs{vec r - vec r_0 (%tau)}}^2(1 - vec n vec %beta)^3}[ (vec %beta dot q(%tau)) + dot vec %beta q(%tau) ] left( {{abs{vec r - vec r_0 (%tau)}}(1 - vec n vec %beta)} right) = `
newline alignl
`= { alignc 1 } over{{abs{vec r - vec r_0 (%tau)}}^2(1 - vec n vec %beta)^3} left[{ vec %beta dot q(%tau)(abs {vec r - vec r_0 (%tau)} - (vec r - vec r_0 (%tau))vec %beta) + dot vec %beta q(%tau)(abs {vec r - vec r_0 (%tau)} - (vec r - vec r_0 (%tau))vec %beta) } right]
newline alignl
{ alignc d } over { dt } ( {abs{vec r - vec r_0 (%tau)}}(1 - vec n vec %beta)) = { d %tau } over { dt } { alignc d } over { d %tau }(abs {vec r - vec r_0 (%tau)} - (vec r - vec r_0 (%tau))vec %beta) =`
newline alignl
`= { alignc 1 } over{(1 - vec n vec %beta)} [vec n vec %beta c + {vec %beta}^2 c - (vec r - vec r_0(%tau))dot vec %beta]
newline alignl
{alignc d} over {dt}left({alignc q(%tau) vec %beta} over{abs{vec r - vec r_0 (%tau)}(1 - vec n vec %beta)} right) = { alignc 1 } over{{abs{vec r - vec r_0 (%tau)}}^2(1 - vec n vec %beta)^3}x`
newline alignl 
x[ vec %beta dot q(%tau)(abs{vec r - vec r_0 (%tau)} - (vec r - vec r_0 (%tau))vec %beta) + dot vec %beta q(%tau)(abs {vec r - vec r_0 (%tau)} (1 - vec n vec %beta)) - q( %tau)vec %beta (vec n vec %beta c + {vec %beta}^2 c - (vec r - vec r_0(%tau))dot vec %beta)] = `
newline alignl
`= { alignc 1 } over{{abs{vec r - vec r_0 (%tau)}}^2(1 - vec n vec %beta)^3}[ (abs{vec r - vec r_0(%tau)}(1 - vec n vec %beta)(vec %beta dot q(%tau) + dot vec %beta q(%tau))) - q(%tau)vec %beta( vec n vec %beta c + {vec %beta}^2 c - ( vec r - vec r_0 (%tau) ) dot vec %beta ) ]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n>0</mn>
                <mo stretchy="false">+</mo>
                <mn>0</mn>
              </mrow>
              <mo stretchy="false">=</mo>
              <mn>0</mn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−</mo>
                <mover accent="true">
                  <mi mathvariant="normal">β</mi>
                  <mo stretchy="false">⃗</mo>
                </mover>
              </mrow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 fence="true" stretchy="false">(</mo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i mathvariant="normal">β</mi>
              <mo stretchy="false">⃗</mo>
            </mover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 mathvariant="normal">τ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 mathvariant="normal">β</mi>
              <mo stretchy="false">⃗</mo>
            </mover>
            <mrow>
              <mi>c</mi>
              <mo stretchy="false">+</mo>
              <msup>
                <mover accent="true">
                  <mi mathvariant="normal">β</mi>
                  <mo stretchy="false">⃗</mo>
                </mover>
                <mn>2</mn>
              </msup>
            </mrow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i>n</mi>
                                  <mo stretchy="false">⃗</mo>
                                </mover>
                                <mo stretchy="false">−</mo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o fence="true" stretchy="false">(</mo>
                  <mrow>
                    <mrow>
                      <mfrac>
                        <mover accent="true">
                          <mi>n</mi>
                          <mo stretchy="false">⃗</mo>
                        </mover>
                        <mi>c</mi>
                      </mfrac>
                      <mrow>
                        <mo fence="true" stretchy="false">(</mo>
                        <mrow>
                          <mrow>
                            <mi>q</mi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row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o stretchy="false">+</mo>
                              <mover accent="true">
                                <mi>q</mi>
                                <mo stretchy="false">˙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−</mo>
                                      <mover accent="true">
                                        <mi>n</mi>
                                        <mo stretchy="false">⃗</mo>
                                      </mover>
                                    </mrow>
                                    <mover accent="true">
                                      <mi mathvariant="normal">β</mi>
                                      <mo stretchy="false">⃗</mo>
                                    </mover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i>q</mi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row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3</mn>
                              </msup>
                              <mo stretchy="false">+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false">]</mo>
            </mrow>
          </mrow>
        </mtd>
      </mtr>
    </mtable>
    <annotation encoding="StarMath 5.0">alignl
nabla left( {alignc q(%tau) vec %beta} over {abs{vec r - vec r_0(%tau)}(1 - vec n vec %beta)} right) = {alignc partial}over {partial vec r}left( {alignc q(%tau) vec %beta} over {abs{vec r - vec r_0(%tau)}(1 - vec n vec %beta)} right) + { alignc partial } over { partial %tau } left( {alignc q(%tau) vec %beta} over {abs{vec r - vec r_0(%tau)}(1 - vec n vec %beta)} right)nabla %tau
newline alignl
{ alignc partial } over { partial vec r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vec r}(q(%tau)vec %beta) - (q(%tau)vec %beta) {alignc partial} over {partial vec r} (abs{vec r - vec r_0(%tau)} - (vec r - vec r_0(%tau)) vec %beta) right]
newline alignl
{ alignc partial } over { partial vec r }q( %tau ) vec %beta = vec %beta { partial } over { partial vec r } q( %tau ) + q(%tau) { alignc partial } over { partial vec r }vec %beta = 0 + 0 = 0
newline alignl
{ alignc partial } over { partial vec r }( abs {vec r - vec r_0(%tau)} - (vec r - vec r_0(%tau)) vec %beta ) = { alignc partial } over { partial vec r } abs{ vec r - vec r_0(%tau) } - vec %beta { alignc partial } over { partial vec r }( vec r - vec r_0(%tau) ) - ( vec r - vec r_0(%tau) ){alignc partial} over { partial vec r } vec %beta =vec n - vec %beta =`
newline alignl
`= { (vec n - vec %beta)(1 - vec n vec %beta) } over { alignc (1 - vec n vec %beta) }
newline alignl
{ alignc partial } over { partial vec r }left( {alignc q(%tau) vec %beta} over {abs{vec r - vec r_0(%tau)}(1 - vec n vec %beta)} right) = { alignc -1 } over {{abs{vec r - vec r_0(%tau)}}^2(1 - vec n vec %beta)^3} q( %tau ) vec %beta [ (vec n - vec %beta)(1 - vec n vec %beta) ]
newline alignl
{ alignc partial } over { partial vec %tau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%tau}(q(%tau)vec %beta) - (q(%tau)vec %beta) {alignc partial} over {partial %tau} (abs{vec r - vec r_0(%tau)} - (vec r - vec r_0(%tau)) vec %beta) right]
newline alignl { alignc partial } over { partial %tau } ( q(%tau) vec %beta ) = vec %beta { alignc partial } over { partial %tau } q( %tau ) + q( %tau ) { alignc partial } over{ d %tau } vec %beta = vec %beta dot q( %tau ) +q( %tau ) dot vec %beta 
newline alignl
{ alignc partial } over { partial %tau }( abs{vec r - vec r_0(%tau)} - (vec r - vec r_0(%tau))vec %beta ) = - vec n vec %beta c + {vec %beta}^2 c - (vec r - vec r_0(%tau))dot vec %beta 
newline alignl
nabla left( {alignc q(%tau) vec %beta} over {abs{vec r - vec r_0(%tau)}(1 - vec n vec %beta)} right) = { alignc -1 } over {{abs{vec r - vec r_0(%tau)}}^2(1 - vec n vec %beta)^3}[ vec %beta q( %tau ) (( vec n - vec %beta)  (1 - vec n vec %beta )) ] + ` newline alignl
`+ { alignc -1 } over {{abs{vec r - vec r_0(%tau)}}^2(1 - vec n vec %beta)^3}[(vec n over {alignc c}(q( %tau ) dot vec %beta + dot q(%tau)vec %beta) ( abs{vec r - vec r_0(%tau)} (1 - vec n vec %beta )) - q( %tau ) ( {vec %beta}^2  c - vec n{vec %beta}^3  + vec %beta(vec r - vec r_0(%tau))dot vec %beta over c vec n) )]</annotation>
  </semantics>
</math>
</file>

<file path=Object 55/content.xml><?xml version="1.0" encoding="utf-8"?>
<math xmlns="http://www.w3.org/1998/Math/MathML" display="block">
  <semantics>
    <mtable>
      <mtr>
        <mtd columnalign="left">
          <mrow>
            <mrow>
              <mo fence="true" stretchy="fals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frac>
                      <mover accent="true">
                        <mi>n</mi>
                        <mo stretchy="false">⃗</mo>
                      </mover>
                      <mi>c</mi>
                    </mfrac>
                  </mrow>
                  <mrow>
                    <mo fence="true" stretchy="false">(</mo>
                    <mrow>
                      <mrow>
                        <mi>q</mi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o fence="true" stretchy="true">|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true">|</mo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1</mn>
                                        <mo stretchy="false">−</mo>
                                        <mover accent="true">
                                          <mi>n</mi>
                                          <mo stretchy="false">⃗</mo>
                                        </mover>
                                      </mrow>
                                      <mover accent="true">
                                        <mi mathvariant="normal">β</mi>
                                        <mo stretchy="false">⃗</mo>
                                      </mover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q</mi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  <mrow>
                                <mi>c</mi>
                                <mo stretchy="false">+</mo>
                                <msup>
                                  <mover accent="true">
                                    <mi mathvariant="normal">β</mi>
                                    <mo stretchy="false">⃗</mo>
                                  </mover>
                                  <mn>2</mn>
                                </msup>
                              </mrow>
                              <mrow>
                                <mi>c</mi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ver accent="true">
                                          <mi>r</mi>
                                          <mo stretchy="false">⃗</mo>
                                        </mover>
                                        <mo stretchy="false">−</mo>
                                        <mover accent="true">
                                          <msub>
                                            <mi>r</mi>
                                            <mn>0</mn>
                                          </msub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τ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sup>
                <mover accent="true">
                  <mi mathvariant="normal">β</mi>
                  <mo stretchy="false">⃗</mo>
                </mover>
                <mn>2</mn>
              </msup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over accent="true">
              <mi>n</mi>
              <mo stretchy="false">⃗</mo>
            </mover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over accent="true">
              <mi>n</mi>
              <mo stretchy="false">⃗</mo>
            </mover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sup>
                <mover accent="true">
                  <mi>n</mi>
                  <mo stretchy="false">⃗</mo>
                </mover>
                <mn>2</mn>
              </msup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3</mn>
            </msup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i mathvariant="normal">β</mi>
                <mo stretchy="false">⃗</mo>
              </mover>
              <mi>c</mi>
            </mfrac>
            <mover accent="true">
              <mi>n</mi>
              <mo stretchy="false">⃗</mo>
            </mover>
            <mover accent="true">
              <mover accent="true">
                <mi mathvariant="normal">β</mi>
                <mo stretchy="false">⃗</mo>
              </mover>
              <mo stretchy="false">˙</mo>
            </mover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sup>
                <mover accent="true">
                  <mi mathvariant="normal">β</mi>
                  <mo stretchy="false">⃗</mo>
                </mover>
                <mn>2</mn>
              </msup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space/>
            </mrow>
          </mrow>
        </mtd>
      </mtr>
      <mtr>
        <mtd columnalign="left">
          <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3</mn>
            </msup>
            <mrow>
              <mover accent="true">
                <mi>n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over accent="true">
                <mi mathvariant="normal">β</mi>
                <mo stretchy="false">⃗</mo>
              </mover>
            </mrow>
            <mrow>
              <mo fence="true" stretchy="fals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alignl
[ vec %beta dot q (%tau) (abs{vec r - vec r_0 (%tau)} (1 - vec n vec %beta)) + vec n over c (q(%tau)dot vec %beta (abs{vec r - vec r_0 (%tau)} (1 - vec n vec %beta)) - q(%tau) vec %beta (-vec n vec %beta c + {vec %beta}^2 c - (vec r - vec r_0 (%tau))dot vec %beta))] =`
newline alignl
`= vec %beta dot q( %tau ) abs{ vec r - vec r_0 (%tau) } - {vec %beta}^2 dot q( %tau ) ( vec r - vec r_0 (%tau) ) + q( %tau ) dot vec %beta over c vec n abs{ vec r - vec r_0 (%tau) } - q( %tau ) dot vec %beta over c vec n ( vec r - vec r_0 (%tau) ) vec %beta + q( %tau ) { vec %beta }^2 {vec n}^2 -`
newline alignl
`- q( %tau ) { vec %beta }^3 vec n + q( %tau ) vec %beta over c vec n dot vec %beta ( vec r - vec r_0 (%tau) ) = vec %beta dot q( %tau )abs{ vec r - vec r_0 (%tau) } - {vec %beta}^2 dot q( %tau )( vec r - vec r_0 (%tau)) + q( %tau ) dot vec %beta over c ( vec r - vec r_0 (%tau) ) +`
newline alignl
q( %tau ) {vec %beta}^2 - q( %tau ) {vec %beta}^3 vec n = vec %beta dot q( %tau )( abs{vec r - vec r_0 (%tau)} - (vec r - vec r_0 (%tau)) vec %beta ) + q( %tau ) { vec %beta }^2 ( 1 - vec %beta vec n ) + q( %tau ) dot vec %beta over c ( vec r - vec r_0 (%tau) ) = `
newline alignl
`= vec %beta dot q ( %tau ) abs{vec r - vec r_0 (%tau)} ( 1 - vec n vec %beta ) + q( %tau ) { vec %beta }^2 ( 1 - vec %beta vec n ) + q( %tau ) dot vec %beta over c ( vec r - vec r_0 (%tau )) =`
newline alignl
`= vec %beta ( dot q(%tau) abs{vec r - vec r_0 (%tau)} + q(%tau) dot vec %beta )( 1 - vec %beta vec n ) + q( %tau ) dot vec %beta over c ( vec r - vec r_0 (%tau) )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row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i>n</mi>
              <mo stretchy="false">⃗</mo>
            </mover>
            <mover accent="true">
              <mi mathvariant="normal">β</mi>
              <mo stretchy="false">⃗</mo>
            </mover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n>2</mn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over accent="true">
                <mi>n</mi>
                <mo stretchy="false">⃗</mo>
              </mover>
            </mrow>
            <msup>
              <mover accent="true">
                <mi mathvariant="normal">β</mi>
                <mo stretchy="false">⃗</mo>
              </mover>
              <mn>2</mn>
            </msup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frac>
                <mrow>
                  <mo stretchy="false">−</mo>
                  <mrow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i>c</mi>
              </mfrac>
            </mrow>
            <mover accent="true">
              <mi>n</mi>
              <mo stretchy="false">⃗</mo>
            </mover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n</mi>
                      <mo stretchy="false">⃗</mo>
                    </mover>
                    <mo stretchy="false">+</mo>
                    <mover accent="true">
                      <mi mathvariant="normal">β</mi>
                      <mo stretchy="false">⃗</mo>
                    </mover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`= -q(%tau) (vec n - vec %beta)(1 - vec n vec %beta) -{abs{vec r - vec r_0 (%tau)}(1 - vec n vec %beta)} dot q( %tau) vec n over c + q( %tau ) [- vec %beta + vec n {vec %beta}^2 -(vec r - vec r_0(%tau)) dot vec %beta over c vec n] =`
newline alignl
`= -q( %tau )( vec n - vec %beta - vec %beta + vec n {vec %beta}^2 ) - (vec r - vec r_0 (%tau)) {dot q( %tau )} over {alignc c} + ( vec r - vec r_0 (%tau) ) vec n vec %beta {dot q( %tau) } over {alignc c} - q( %tau ) vec %beta + q( %tau ) { vec %beta }^2 vec n -`
newline alignl
`- q( %tau )( vec r - vec r_0 (%tau))dot vec %beta over c vec n  = -{abs{vec r - vec r_0 (%tau)}(1 - vec n vec %beta)} dot q( %tau) vec n over c - q( %tau )vec n + 2q( %tau ) vec %beta - vec n { vec %beta }^2 q( %tau ) - q( %tau ) vec %beta +`
newline alignl
`+ q( %tau ){vec %beta}^2 vec n - q( %tau ) (vec r - vec r_0 (%tau))dot vec %beta over c vec n = -{abs{vec r - vec r_0 (%tau)}(1 - vec n vec %beta)} dot q( %tau) vec n over c - q( %tau )vec n + q( %tau ) vec %beta -`
newline alignl
`- q( %tau ) (vec r - vec r_0 (%tau))dot vec %beta over c vec n =-{dot q(%tau)} over {alignc c} vec n abs{ vec r - vec r_0 (%tau) }( 1-vec %beta vec n )- q( %tau )( vec n + vec %beta - (vec r - vec r_0(%tau))dot vec %beta over c vec n)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